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0mm" fo:padding-right="5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text:list-style style:name="work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text-indent="0.50mm"/>
        </style:list-level-properties>
        <style:text-properties style:font-name="Arial Narrow"/>
      </text:list-level-style-bullet>
    </text:list-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(VisualPlugin)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JavaScript</text:p>
          </text:list-item>
          <text:list-item>
            <text:p text:style-name="tech-skill">Node.js</text:p>
          </text:list-item>
          <text:list-item>
            <text:p text:style-name="tech-skill">React</text:p>
          </text:list-item>
          <text:list-item>
            <text:p text:style-name="tech-skill">UI/UX</text:p>
          </text:list-item>
          <text:list-item>
            <text:p text:style-name="tech-skill">Responsive Design</text:p>
          </text:list-item>
          <text:list-item>
            <text:p text:style-name="tech-skill">Prototyping</text:p>
          </text:list-item>
          <text:list-item>
            <text:p text:style-name="tech-skill">Python</text:p>
          </text:list-item>
          <text:list-item>
            <text:p text:style-name="tech-skill">Git; GitHub</text:p>
          </text:list-item>
          <text:list-item>
            <text:p text:style-name="tech-skill">HTML5/CSS3</text:p>
          </text:list-item>
          <text:list-item>
            <text:p text:style-name="tech-skill">MongoDB</text:p>
          </text:list-item>
          <text:list-item>
            <text:p text:style-name="tech-skill">Bash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Blockchain Knowledge</text:p>
          </text:list-item>
          <text:list-item>
            <text:p text:style-name="tech-skill">OBS Studio</text:p>
          </text:list-item>
          <text:list-item>
            <text:p text:style-name="tech-skill">FFmpeg</text:p>
          </text:list-item>
          <text:list-item>
            <text:p text:style-name="tech-skill">FL Studio</text:p>
          </text:list-item>
          <text:list-item>
            <text:p text:style-name="tech-skill">Affinity Photo</text:p>
          </text:list-item>
          <text:list-item>
            <text:p text:style-name="tech-skill">Microsoft Office</text:p>
          </text:list-item>
          <text:list-item>
            <text:p text:style-name="tech-skill">Filmora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California State University, Fullerton
						</text:p>
            <text:list text:style-name="edu-list" text:continue-numbering="true">
              <text:list-item>
                <text:p text:style-name="edu-desc">Pursuing a MS in Computer Engineering</text:p>
              </text:list-item>
              <text:list-item>
                <text:p text:style-name="edu-desc">Investing in a stronger emphasis in computer hardware</text:p>
              </text:list-item>
            </text:list>
          </table:table-cell>
          <table:table-cell table:style-name="date-cell">
            <text:p text:style-name="date">prospective</text:p>
          </table:table-cell>
        </table:table-row>
        <table:table-row table:style-name="sect-row">
          <table:table-cell table:style-name="sect-cell">
            <text:p text:style-name="edu-title">University of California, Irvine
						</text:p>
            <text:list text:style-name="edu-list" text:continue-numbering="true">
              <text:list-item>
                <text:p text:style-name="edu-desc">Completed a BS in Software Engineering with a GPA of 3.671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</text:p>
              </text:list-item>
              <text:list-item>
                <text:p text:style-name="edu-desc">Started course track for an MSE in Computer Engineering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table:table-row table:style-name="sect-row">
          <table:table-cell table:style-name="sect-cell">
            <text:p text:style-name="edu-title">Santiago Canyon College
						</text:p>
            <text:list text:style-name="edu-list" text:continue-numbering="true">
              <text:list-item>
                <text:p text:style-name="edu-desc">Majored in Computer Science; graduated with an AA in Liberal Arts</text:p>
              </text:list-item>
              <text:list-item>
                <text:p text:style-name="edu-desc">Re-took courses in data structures; enrolled in STEM Academy</text:p>
              </text:list-item>
              <text:list-item>
                <text:p text:style-name="edu-desc">Earnt a 4.0 GPA for major-related courses</text:p>
              </text:list-item>
            </text:list>
          </table:table-cell>
          <table:table-cell table:style-name="date-cell">
            <text:p text:style-name="date">May 2020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Roblox-Freedom-Distribution">
								<text:span text:style-name="proj-title">
								Rōblox Freedom Distribution</text:span>
							</text:a>is a streamlined culmination of research to allow users to host and join Rōblox servers in a local- or wide-area network.</text:p>
            <text:list text:style-name="proj-list" text:continue-numbering="true">
              <text:list-item>
                <text:p text:style-name="proj-desc">Created a cross-platform Python bootstrapper solution enabling seamless server-client connectivity</text:p>
              </text:list-item>
              <text:list-item>
                <text:p text:style-name="proj-desc">Collaborated with a team of developers in an agile environment to enhance product functionality through code reviews</text:p>
              </text:list-item>
              <text:list-item>
                <text:p text:style-name="proj-desc">Conducted audits for fair-use compliance and integrated legal research into the solution</text:p>
              </text:list-item>
            </text:list>
          </table:table-cell>
          <table:table-cell table:style-name="date-cell">
            <text:p text:style-name="date">2023-07 / current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interactive customer and staff interfaces as part of a scalable web app workflow</text:p>
              </text:list-item>
              <text:list-item>
                <text:p text:style-name="proj-desc">Pioneered a responsive dining user experience (UX), optimized for mobile devices and safe dining practices</text:p>
              </text:list-item>
              <text:list-item>
                <text:p text:style-name="proj-desc">Designed and developed a cashier system and bussing tool for order preparation tracking in real-time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a significant full-stack web infrastructure project.</text:p>
            <text:list text:style-name="proj-list" text:continue-numbering="true">
              <text:list-item>
                <text:p text:style-name="proj-desc">Developed a scalable Node.js-based interface to replicate a legacy system's back-end functionality</text:p>
              </text:list-item>
              <text:list-item>
                <text:p text:style-name="proj-desc">Collaborated with the community for rapid prototyping and refinement of ActionScript code</text:p>
              </text:list-item>
              <text:list-item>
                <text:p text:style-name="proj-desc">Facilitated the development of thousands of engaging video outputs, showcasing scalability in consumer-facing tool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github.com/bibanon/tubeup">
								<text:span text:style-name="proj-title">
								Tubeup</text:span>
							</text:a>is a project I reviewed and contributed code to re-upload videos from a YouTube channel to the Internet Archive.</text:p>
            <text:list text:style-name="proj-list" text:continue-numbering="true">
              <text:list-item>
                <text:p text:style-name="proj-desc">Utilized Python-based tooling to debug and optimize re-upload tasks for a high volume of digital video assets</text:p>
              </text:list-item>
              <text:list-item>
                <text:p text:style-name="proj-desc">Conducted repository maintenance to integrate fixes for compatibility and modular performance</text:p>
              </text:list-item>
            </text:list>
          </table:table-cell>
          <table:table-cell table:style-name="date-cell">
            <text:p text:style-name="date">2023-08</text:p>
          </table:table-cell>
        </table:table-row>
        <table:table-row table:style-name="sect-row">
          <table:table-cell table:style-name="sect-cell">
            <text:p text:style-name="proj-head">
							<text:a xlink:href="https://github.com/Windows81/Time-Is-Musical">
								<text:span text:style-name="proj-title">
								Time is Musical</text:span>
							</text:a>is a musical adaptation of the WWV time station.</text:p>
            <text:list text:style-name="proj-list" text:continue-numbering="true">
              <text:list-item>
                <text:p text:style-name="proj-desc">Developed a live-streaming algorithm using FFmpeg and Python to create generative music experiences</text:p>
              </text:list-item>
              <text:list-item>
                <text:p text:style-name="proj-desc">Designed a scalable composition framework leveraging Python scripting and media design pipelines</text:p>
              </text:list-item>
              <text:list-item>
                <text:p text:style-name="proj-desc">Integrated UX-forward features designed to engage live-stream audiences with music interactivity</text:p>
              </text:list-item>
            </text:list>
          </table:table-cell>
          <table:table-cell table:style-name="date-cell">
            <text:p text:style-name="date">2021-05 / 2022-02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Front-end Developer at GameIn<text:span text:style-name="work-sub"> a tool to match e-sports streamers and financial sponsors</text:span>
						</text:p>
            <text:list text:style-name="work-list" text:continue-numbering="true">
              <text:list-item>
                <text:p text:style-name="work-desc">
									Implemented mobile-responsive pages using Next.js (and thus React) from existing mockups, enhancing user experience.
								</text:p>
              </text:list-item>
              <text:list-item>
                <text:p text:style-name="work-desc">
									Collaborated directly with developers and C-suite personnel to gather requirements and ensure alignment with business objectives.
								</text:p>
              </text:list-item>
              <text:list-item>
                <text:p text:style-name="work-desc">
									Contributed to building and presenting a team-wide slide deck in Google Slides, utilizing Figma for design consistency.
								</text:p>
              </text:list-item>
            </text:list>
          </table:table-cell>
          <table:table-cell table:style-name="date-cell">
            <text:p text:style-name="date">2023-09 / 2024-03</text:p>
          </table:table-cell>
        </table:table-row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list text:style-name="work-list" text:continue-numbering="true">
              <text:list-item>
                <text:p text:style-name="work-desc">
									Advertised social events with non-profits, e.g. Islamic Institute of Orange County and Sabil USA, utilizing data-driven design strategies.
								</text:p>
              </text:list-item>
              <text:list-item>
                <text:p text:style-name="work-desc">
									Designed real-estate marketing materials for Berkshire Hathaway agents, focusing on effective communication of key messages.
								</text:p>
              </text:list-item>
              <text:list-item>
                <text:p text:style-name="work-desc">
									Commissioned to design over 20 event fliers for non-profit organizations, ensuring alignment with branding and audience engagement.
								</text:p>
              </text:list-item>
            </text:list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Internship @ CSU Fullerton<text:span text:style-name="work-sub"> under the Val Tech Program</text:span>
						</text:p>
            <text:list text:style-name="work-list" text:continue-numbering="true">
              <text:list-item>
                <text:p text:style-name="work-desc">
									Assisted in the development of a brain-computer interface with graduate students, applying analytical skills to support research objectives.
								</text:p>
              </text:list-item>
              <text:list-item>
                <text:p text:style-name="work-desc">
									Designed user interface for mock-up calibration procedure, enhancing usability and user experience.
								</text:p>
              </text:list-item>
              <text:list-item>
                <text:p text:style-name="work-desc">
									Project coordinated by Professor Kiran George, PhD, fostering collaboration and communication skills.
								</text:p>
              </text:list-item>
            </text:list>
          </table:table-cell>
          <table:table-cell table:style-name="date-cell">
            <text:p text:style-name="date">2017-09 ∕ 2018-05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list text:style-name="work-list" text:continue-numbering="true">
              <text:list-item>
                <text:p text:style-name="work-desc">
									Consulted in provisioning GNU/Linux file servers for office use using Ubuntu and Samba, enhancing data management capabilities.
								</text:p>
              </text:list-item>
              <text:list-item>
                <text:p text:style-name="work-desc">
									Assisted in architectural and structural design plans of commercial and industrial sites, applying analytical thinking to design challenges.
								</text:p>
              </text:list-item>
            </text:list>
          </table:table-cell>
          <table:table-cell table:style-name="date-cell">
            <text:p text:style-name="date">2015-06 / Present</text:p>
          </table:table-cell>
        </table:table-row>
        <table:table-row table:style-name="sect-row">
          <table:table-cell table:style-name="sect-cell">
            <text:p text:style-name="work-title">
							Raising Cane's; El Pollo Loco<text:span text:style-name="work-sub"> (customer service, part-time)</text:span>
						</text:p>
            <text:list text:style-name="work-list" text:continue-numbering="true">
              <text:list-item>
                <text:p text:style-name="work-desc">
									Effectively communicated with customers and team members in a fast-paced environment, enhancing customer satisfaction.
								</text:p>
              </text:list-item>
              <text:list-item>
                <text:p text:style-name="work-desc">
									Assumed different roles within the restaurant to support overall operations, demonstrating flexibility and teamwork.
								</text:p>
              </text:list-item>
              <text:list-item>
                <text:p text:style-name="work-desc">
									Handled cash transactions and utilized point-of-sale systems, ensuring accurate financial reporting.
								</text:p>
              </text:list-item>
              <text:list-item>
                <text:p text:style-name="work-desc">
									Addressed customer concerns and resolved issues in a positive and efficient manner, contributing to a positive customer experience.
								</text:p>
              </text:list-item>
              <text:list-item>
                <text:p text:style-name="work-desc">
									Analyzed pricing schemes according to market value, applying basic data analysis skills to support business decisions.
								</text:p>
              </text:list-item>
            </text:list>
          </table:table-cell>
          <table:table-cell table:style-name="date-cell">
            <text:p text:style-name="date">2019-08 / 2021-06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5-01-03 16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